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1c5c01" officeooo:paragraph-rsid="0022f908"/>
    </style:style>
    <style:style style:name="P3" style:family="paragraph" style:parent-style-name="Standard">
      <style:text-properties officeooo:rsid="0021d16c" officeooo:paragraph-rsid="0021d16c"/>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officeooo:rsid="0022f90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text:span><text:span text:style-name="T4">S a project of making prints from the shapes found in photographs of garbage piles.</text:span></text:p>
      <text:p text:style-name="P1"/>
      <text:p text:style-name="P3">The first was insried by the recycling facility in Portland Maine, where the artist lives. Incineration reduces to about one tenth by volume in ash that goes to landfull. <text:span text:style-name="T2">The concept of </text:span><text:span text:style-name="T3">complicity in waste</text:span><text:span text:style-name="T4"> was presented, of what people’s ethical role and responsibilities in their actions are in pertinance to the waste output they have. In the works, also the use of waste artifacts such as compressed recycling bales and piles of trash as items for aesthetic apprication was a theme. Not consuming plastic is a challenge fo people , which even if they are concerned about their complicity in waste, makes it difficult to live pracitaclly with modern convenienceswithout having non reciclable plastic waste, or contribting to plastic plolution of the enviro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12:19.516748113</dc:date>
    <meta:editing-duration>PT11M26S</meta:editing-duration>
    <meta:editing-cycles>7</meta:editing-cycles>
    <meta:document-statistic meta:table-count="0" meta:image-count="0" meta:object-count="0" meta:page-count="1" meta:paragraph-count="3" meta:word-count="225" meta:character-count="1412" meta:non-whitespace-character-count="1188"/>
  </office:meta>
</office:document-meta>
</file>